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officeooo:paragraph-rsid="0006cfa0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weight="bold" style:font-weight-asian="bold" style:font-weight-complex="bold"/>
    </style:style>
    <style:style style:name="T1" style:family="text">
      <style:text-properties fo:font-size="20pt" officeooo:rsid="0006cfa0" style:font-size-asian="17.5pt" style:font-size-complex="20pt"/>
    </style:style>
    <style:style style:name="T2" style:family="text">
      <style:text-properties officeooo:rsid="0006cfa0"/>
    </style:style>
    <style:style style:name="T3" style:family="text">
      <style:text-properties style:font-name="Arial"/>
    </style:style>
    <style:style style:name="T4" style:family="text">
      <style:text-properties style:font-name="Arial" fo:font-size="20pt" officeooo:rsid="0006cfa0" style:font-size-asian="17.5pt" style:font-size-complex="20pt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Loma" fo:font-size="20pt" officeooo:rsid="0006cfa0" style:font-size-asian="17.5pt" style:font-size-complex="2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4">Pensamento Computacional</text:span></text:span></text:p>
      <text:p text:style-name="Text_20_body"><text:span text:style-name="Strong_20_Emphasis"><text:span text:style-name="T5">O que é?</text:span></text:span></text:p>
      <text:p text:style-name="P3">Processo de pensamento envolvido <text:span text:style-name="T2">na </text:span>expressão de soluções em passos computacionais ou algoritmos que podem ser implementados no computador.</text:p>
      <text:p text:style-name="P3">Baseado em 4 pilares:</text:p>
      <text:p text:style-name="P3">1 Decomposição: dividir um problema complexo em sub problemas;</text:p>
      <text:p text:style-name="P3">2 Reconhecimento de padrões: similaridades e diferenças entre os problemas, identificar padrões ou tendências;</text:p>
      <text:p text:style-name="P3">3 Abstração: extrapolar o conceito do problema para uma forma generalista;</text:p>
      <text:p text:style-name="P3">4 Design de algoritmos: automatizar, definir passo a passo</text:p>
      <text:p text:style-name="Text_20_body"><text:span text:style-name="Strong_20_Emphasis"><text:span text:style-name="T3">Habilidades complementares</text:span></text:span></text:p>
      <text:p text:style-name="Text_20_body"><text:span text:style-name="Strong_20_Emphasis"><text:span text:style-name="T3">Raciocínio lógico</text:span></text:span><text:span text:style-name="T3">: forma de pensamento estruturado ou raciocínio que permite encontrar a conclusão ou determinar a resolução de um problema.</text:span></text:p>
      <text:p text:style-name="P3">Grupos do raciocínio lógico:</text:p>
      <text:p text:style-name="P3">Indução; dedução e abdução.</text:p>
      <text:p text:style-name="Text_20_body"><text:span text:style-name="Strong_20_Emphasis"><text:span text:style-name="T3">Aperfeiçoamento:</text:span></text:span></text:p>
      <text:p text:style-name="P3">Melhoramento, aprimoramento, ato de aperfeiçoar, refinamento.</text:p>
      <text:p text:style-name="P3">A partir de uma solução, determinar pontos de melhora e refinamento.</text:p>
      <text:p text:style-name="P3"/>
      <text:p text:style-name="P4">Pilares: Decomposição</text:p>
      <text:p text:style-name="P3">Dado um problema complexo, devemos quebrá-lo em problemas menores.</text:p>
      <text:p text:style-name="Text_20_body"><text:span text:style-name="Strong_20_Emphasis"><text:span text:style-name="T3">Estratégia</text:span></text:span></text:p>
      <text:p text:style-name="P3">Análise: processo de quebrar e determinar partes gerenciáveis;</text:p>
      <text:p text:style-name="P3">Síntese: combinar os elementos recompondo o problema original. (Fazer ter sentido, fundir os elementos de maneira corrente, processo de reconstrução).</text:p>
      <text:p text:style-name="P3">Ordem de execução de tarefas: sequencial ou paralelo.</text:p>
      <text:p text:style-name="Text_20_body"><text:span text:style-name="Strong_20_Emphasis"><text:span text:style-name="T3">Como decompor?</text:span></text:span></text:p>
      <text:p text:style-name="P3">Identificar os dados</text:p>
      <text:p text:style-name="P3">Agregar os dados</text:p>
      <text:p text:style-name="P3">Funcionalidade</text:p>
      <text:p text:style-name="P3"/>
      <text:p text:style-name="P4">Pilares: Padrões</text:p>
      <text:p text:style-name="P3">Reconhecimento de padrões:</text:p>
      <text:p text:style-name="P3"><text:soft-page-break/>Modelo de base;</text:p>
      <text:p text:style-name="P3">Estrutura invariante;</text:p>
      <text:p text:style-name="P3">Repetição.</text:p>
      <text:p text:style-name="P3">Similaridades e diferenças</text:p>
      <text:p text:style-name="Text_20_body"><text:span text:style-name="Strong_20_Emphasis"><text:span text:style-name="T3">Porque determinar padrões?</text:span></text:span></text:p>
      <text:p text:style-name="P3">Generalizar com o objetivo de obter resolução para problemas diferentes.</text:p>
      <text:p text:style-name="P4">Pilares: Abstração</text:p>
      <text:p text:style-name="P3">Abstra<text:span text:style-name="T2">ir</text:span></text:p>
      <text:p text:style-name="P3">Observar um ou mais elementos, avaliando características e propriedades em separado.</text:p>
      <text:p text:style-name="P3">Abstração</text:p>
      <text:p text:style-name="P3">Processo intelectual de isolamento de um objetivo da realidade.</text:p>
      <text:p text:style-name="P3">Generalizar</text:p>
      <text:p text:style-name="P3">Tornar algo geral, amplo, extensão.</text:p>
      <text:p text:style-name="Text_20_body"><text:span text:style-name="Strong_20_Emphasis"><text:span text:style-name="T3">Generalização</text:span></text:span><text:span text:style-name="T3"> na lógica é a operação intelectual que consiste em reunir numa classe geral um conjunto de seres, ou fenômenos similares.</text:span></text:p>
      <text:p text:style-name="P3">Como classificar dados:</text:p>
      <text:p text:style-name="P3">Características;</text:p>
      <text:p text:style-name="P3">Pontos essenciais;</text:p>
      <text:p text:style-name="P3">Generalizar X detalhar;</text:p>
      <text:p text:style-name="P3"/>
      <text:p text:style-name="P4">Pilares: Algoritmos</text:p>
      <text:p text:style-name="P3">O computador não faz sozinho!</text:p>
      <text:p text:style-name="P3">Processamento de dados:</text:p>
      <text:p text:style-name="P3">O computador recebe, manipula e armazena dados.</text:p>
      <text:p text:style-name="P3">Processo de resolução de problemas, passo a passo utilizando instruções.</text:p>
      <text:p text:style-name="Text_20_body"><text:span text:style-name="Strong_20_Emphasis"><text:span text:style-name="T3">Entendimento humano e máquina</text:span></text:span></text:p>
      <text:p text:style-name="P3">Desenvolvimento de programa</text:p>
      <text:p text:style-name="P3">Análise: Estudo e definição de dados de entrada e de saída;</text:p>
      <text:p text:style-name="P3">Algoritmo: descreve o problema por meio de ferramentas narrativas como fluxograma e pseudocódigo;</text:p>
      <text:p text:style-name="P3">Codificação: o Algoritmo é codificado de acordo com a linguagem de programação escolhida.</text:p>
      <text:p text:style-name="Text_20_body"><text:span text:style-name="Strong_20_Emphasis"><text:span text:style-name="T3">Como construir um algoritmo?</text:span></text:span></text:p>
      <text:p text:style-name="P3"><text:soft-page-break/>Compreensão do problema (pontos mais importantes);</text:p>
      <text:p text:style-name="P3">Definição de entrada (dados fornecido e cenário)</text:p>
      <text:p text:style-name="P3">Definir pensamento (cálculos e restrições)</text:p>
      <text:p text:style-name="P3">Definir dados de saída(após o processamento)</text:p>
      <text:p text:style-name="P3">Utilizar método de construção, teste e diagnóstico (construção e refinamento de Algoritmo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1:44:01.341099196</meta:creation-date>
    <dc:date>2023-03-06T21:54:13.171465472</dc:date>
    <meta:editing-duration>PT1S</meta:editing-duration>
    <meta:editing-cycles>1</meta:editing-cycles>
    <meta:document-statistic meta:table-count="0" meta:image-count="0" meta:object-count="0" meta:page-count="3" meta:paragraph-count="61" meta:word-count="374" meta:character-count="2736" meta:non-whitespace-character-count="2423"/>
    <meta:generator>LibreOffice/7.3.7.2$Linux_X86_64 LibreOffice_project/30$Build-2</meta:generator>
  </office:meta>
</office:document-meta>
</file>